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757" table:style-name="ce6">
            <text:p>757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615" table:style-name="ce6">
            <text:p>61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112" table:style-name="ce6">
            <text:p>1,112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47046" table:style-name="ce6">
            <text:p>47,046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580" table:style-name="ce6">
            <text:p>2,580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49068" table:style-name="ce6">
            <text:p>49,068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0970" table:style-name="ce6">
            <text:p>50,970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30348" table:style-name="ce6">
            <text:p>30,348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721" table:style-name="ce6">
            <text:p>2,721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52875" table:style-name="ce6">
            <text:p>52,87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2664" table:style-name="ce6">
            <text:p>2,664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64815" table:style-name="ce6">
            <text:p>64,815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90" table:style-name="ce6">
            <text:p>2,690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687" table:style-name="ce6">
            <text:p>687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4085" table:style-name="ce6">
            <text:p>34,085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5" table:style-name="ce6">
            <text:p>1,055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840" table:style-name="ce6">
            <text:p>840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175" table:style-name="ce6">
            <text:p>1,175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53474" table:style-name="ce6">
            <text:p>53,474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1305" table:style-name="ce6">
            <text:p>31,30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856" table:style-name="ce6">
            <text:p>2,856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55983" table:style-name="ce6">
            <text:p>55,983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27471" table:style-name="ce6">
            <text:p>27,471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817" table:style-name="ce6">
            <text:p>2,817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57533" table:style-name="ce6">
            <text:p>57,533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62" table:style-name="ce6">
            <text:p>2,862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59131" table:style-name="ce6">
            <text:p>59,131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71637" table:style-name="ce6">
            <text:p>71,637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926" table:style-name="ce6">
            <text:p>2,926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0638" table:style-name="ce6">
            <text:p>50,638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2072" table:style-name="ce6">
            <text:p>42,072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433" table:style-name="ce6">
            <text:p>1,433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59677" table:style-name="ce6">
            <text:p>59,67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29" table:style-name="ce6">
            <text:p>2,929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25864" table:style-name="ce6">
            <text:p>25,864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60001" table:style-name="ce6">
            <text:p>60,001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34362" table:style-name="ce6">
            <text:p>34,36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940" table:style-name="ce6">
            <text:p>2,940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60490" table:style-name="ce6">
            <text:p>60,49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7134" table:style-name="ce6">
            <text:p>17,13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027" table:style-name="ce6">
            <text:p>3,027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7180" table:style-name="ce6">
            <text:p>17,18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61810" table:style-name="ce6">
            <text:p>61,810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74532" table:style-name="ce6">
            <text:p>74,53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31423" table:style-name="ce6">
            <text:p>31,423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38490" table:style-name="ce6">
            <text:p>38,490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100" table:style-name="ce6">
            <text:p>3,100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50418" table:style-name="ce6">
            <text:p>50,418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647" table:style-name="ce6">
            <text:p>1,647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43356" table:style-name="ce6">
            <text:p>43,356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62396" table:style-name="ce6">
            <text:p>62,396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934" table:style-name="ce6">
            <text:p>2,934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63306" table:style-name="ce6">
            <text:p>63,306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65962" table:style-name="ce6">
            <text:p>65,962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37377" table:style-name="ce6">
            <text:p>37,377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064" table:style-name="ce6">
            <text:p>3,06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68499" table:style-name="ce6">
            <text:p>68,499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135" table:style-name="ce6">
            <text:p>3,135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82639" table:style-name="ce6">
            <text:p>82,639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2383" table:style-name="ce6">
            <text:p>42,383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167" table:style-name="ce6">
            <text:p>3,167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9386" table:style-name="ce6">
            <text:p>59,386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717" table:style-name="ce6">
            <text:p>1,717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51783" table:style-name="ce6">
            <text:p>51,783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1554" table:style-name="ce6">
            <text:p>1,554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67795" table:style-name="ce6">
            <text:p>67,795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32577" table:style-name="ce6">
            <text:p>32,57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37796" table:style-name="ce6">
            <text:p>37,796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048" table:style-name="ce6">
            <text:p>3,048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68335" table:style-name="ce6">
            <text:p>68,335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084" table:style-name="ce6">
            <text:p>3,08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817" table:style-name="ce6">
            <text:p>817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2417" table:style-name="ce6">
            <text:p>32,41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40" table:style-name="ce6">
            <text:p>24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545" table:style-name="ce6">
            <text:p>545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11" table:style-name="ce6">
            <text:p>1,011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51100" table:style-name="ce6">
            <text:p>51,100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665" table:style-name="ce6">
            <text:p>2,665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0108" table:style-name="ce6">
            <text:p>50,108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645" table:style-name="ce6">
            <text:p>2,645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51852" table:style-name="ce6">
            <text:p>51,852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84" table:style-name="ce6">
            <text:p>2,784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52336" table:style-name="ce6">
            <text:p>52,336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29106" table:style-name="ce6">
            <text:p>29,106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695" table:style-name="ce6">
            <text:p>2,695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56449" table:style-name="ce6">
            <text:p>56,449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722" table:style-name="ce6">
            <text:p>2,722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738" table:style-name="ce6">
            <text:p>738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1059" table:style-name="ce6">
            <text:p>31,059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97" table:style-name="ce6">
            <text:p>297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154" table:style-name="ce6">
            <text:p>1,154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946" table:style-name="ce6">
            <text:p>94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1333" table:style-name="ce6">
            <text:p>41,333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086" table:style-name="ce6">
            <text:p>1,086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59648" table:style-name="ce6">
            <text:p>59,648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2797" table:style-name="ce6">
            <text:p>2,797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58193" table:style-name="ce6">
            <text:p>58,193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2888" table:style-name="ce6">
            <text:p>2,888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58687" table:style-name="ce6">
            <text:p>58,687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835" table:style-name="ce6">
            <text:p>2,835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65024" table:style-name="ce6">
            <text:p>65,024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919" table:style-name="ce6">
            <text:p>2,919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92" table:style-name="ce6">
            <text:p>89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8726" table:style-name="ce6">
            <text:p>48,726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082" table:style-name="ce6">
            <text:p>15,08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4266" table:style-name="ce6">
            <text:p>14,266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423" table:style-name="ce6">
            <text:p>1,423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50646" table:style-name="ce6">
            <text:p>50,646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305" table:style-name="ce6">
            <text:p>1,305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64438" table:style-name="ce6">
            <text:p>64,43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62366" table:style-name="ce6">
            <text:p>62,366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61824" table:style-name="ce6">
            <text:p>61,824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4295" table:style-name="ce6">
            <text:p>24,295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61666" table:style-name="ce6">
            <text:p>61,666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005" table:style-name="ce6">
            <text:p>3,005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67248" table:style-name="ce6">
            <text:p>67,248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1974" table:style-name="ce6">
            <text:p>31,974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3993" table:style-name="ce6">
            <text:p>23,993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163" table:style-name="ce6">
            <text:p>3,163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47822" table:style-name="ce6">
            <text:p>47,822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660" table:style-name="ce6">
            <text:p>1,660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2634" table:style-name="ce6">
            <text:p>52,634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259" table:style-name="ce6">
            <text:p>1,259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67333" table:style-name="ce6">
            <text:p>67,333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953" table:style-name="ce6">
            <text:p>2,953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66242" table:style-name="ce6">
            <text:p>66,242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5365" table:style-name="ce6">
            <text:p>35,36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67302" table:style-name="ce6">
            <text:p>67,302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35613" table:style-name="ce6">
            <text:p>35,613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974" table:style-name="ce6">
            <text:p>2,97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68914" table:style-name="ce6">
            <text:p>68,91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089" table:style-name="ce6">
            <text:p>3,089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76018" table:style-name="ce6">
            <text:p>76,018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273" table:style-name="ce6">
            <text:p>3,273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7338" table:style-name="ce6">
            <text:p>57,338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98" table:style-name="ce6">
            <text:p>49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1444" table:style-name="ce6">
            <text:p>61,444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16" table:style-name="ce6">
            <text:p>1,416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74082" table:style-name="ce6">
            <text:p>74,082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33011" table:style-name="ce6">
            <text:p>33,01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101" table:style-name="ce6">
            <text:p>3,101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71261" table:style-name="ce6">
            <text:p>71,261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32966" table:style-name="ce6">
            <text:p>32,966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37127" table:style-name="ce6">
            <text:p>37,127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060" table:style-name="ce6">
            <text:p>3,060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9-10T09:15:00Z</meta:creation-date>
    <dc:date>2021-09-10T09:15:23Z</dc:date>
  </office:meta>
</office:document-meta>
</file>